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1" fo:text-indent="0cm" style:auto-text-indent="fals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orphans="1" fo:text-indent="0cm" style:auto-text-indent="false" fo:background-color="transparent" fo:padding="0cm" fo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orphans="1" fo:background-color="transparent" fo:padding="0cm" fo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orphans="1" fo:text-indent="0cm" style:auto-text-indent="false" fo:background-color="transparent" fo:padding="0cm" fo:border="none"/>
      <style:text-properties fo:font-style="italic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6" style:family="paragraph" style:parent-style-name="Heading_20_2">
      <style:paragraph-properties fo:orphans="1"/>
    </style:style>
    <style:style style:name="P7" style:family="paragraph" style:parent-style-name="Text_20_body">
      <style:paragraph-properties fo:orphans="1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color="#a626a4" loext:opacity="100%" fo:font-family="'var font-mono'" fo:background-color="transparent" loext:char-shading-value="0"/>
    </style:style>
    <style:style style:name="T2" style:family="text">
      <style:text-properties fo:color="#383a42" loext:opacity="100%" fo:font-family="'var font-mono'" fo:background-color="transparent" loext:char-shading-value="0"/>
    </style:style>
    <style:style style:name="T3" style:family="text">
      <style:text-properties fo:color="#4078f2" loext:opacity="100%" fo:font-family="'var font-mono'" fo:background-color="transparent" loext:char-shading-value="0"/>
    </style:style>
    <style:style style:name="T4" style:family="text">
      <style:text-properties fo:color="#50a14f" loext:opacity="100%" fo:font-family="'var font-mono'" fo:background-color="transparent" loext:char-shading-value="0"/>
    </style:style>
    <style:style style:name="T5" style:family="text">
      <style:text-properties fo:color="#a0a1a7" loext:opacity="100%" fo:font-family="'var font-mono'" fo:font-style="italic" fo:background-color="transparent" loext:char-shading-value="0"/>
    </style:style>
    <style:style style:name="T6" style:family="text">
      <style:text-properties fo:color="#a0a1a7" loext:opacity="100%" fo:font-family="'var font-mono'" fo:background-color="transparent" loext:char-shading-value="0"/>
    </style:style>
    <style:style style:name="T7" style:family="text">
      <style:text-properties fo:color="#b76b01" loext:opacity="100%" fo:font-family="'var font-mono'" fo:background-color="transparent" loext:char-shading-value="0"/>
    </style:style>
    <style:style style:name="T8" style:family="text">
      <style:text-properties fo:color="#383a42" loext:opacity="100%" fo:background-color="transparent" loext:char-shading-value="0"/>
    </style:style>
    <style:style style:name="T9" style:family="text">
      <style:text-properties fo:color="#a626a4" loext:opacity="100%"/>
    </style:style>
    <style:style style:name="T10" style:family="text">
      <style:text-properties fo:color="#4078f2" loext:opacity="100%"/>
    </style:style>
    <style:style style:name="T11" style:family="text">
      <style:text-properties fo:color="#50a14f" loext:opacity="100%"/>
    </style:style>
    <style:style style:name="T12" style:family="text">
      <style:text-properties fo:color="#383a42" loext:opacity="100%"/>
    </style:style>
    <style:style style:name="T13" style:family="text">
      <style:text-properties fo:color="#a0a1a7" loext:opacity="100%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ata Structures (Most Useful)</text:h>
      <text:p text:style-name="P1">zig</text:p>
      <text:p text:style-name="P2"><text:span text:style-name="Source_20_Text"><text:span text:style-name="T1">const</text:span></text:span><text:span text:style-name="Source_20_Text"><text:span text:style-name="T2"> std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4">@import</text:span></text:span><text:span text:style-name="Source_20_Text"><text:span text:style-name="T2">(</text:span></text:span><text:span text:style-name="Source_20_Text"><text:span text:style-name="T4">"std"</text:span></text:span><text:span text:style-name="Source_20_Text"><text:span text:style-name="T2">);</text:span></text:span></text:p>
      <text:p text:style-name="P2"><text:span text:style-name="Source_20_Text"><text:span text:style-name="T1">const</text:span></text:span><text:span text:style-name="Source_20_Text"><text:span text:style-name="T2"> allocator </text:span></text:span><text:span text:style-name="Source_20_Text"><text:span text:style-name="T3">=</text:span></text:span><text:span text:style-name="Source_20_Text"><text:span text:style-name="T2"> fba.</text:span></text:span><text:span text:style-name="Source_20_Text"><text:span text:style-name="T3">allocator</text:span></text:span><text:span text:style-name="Source_20_Text"><text:span text:style-name="T2">(); </text:span></text:span><text:span text:style-name="Source_20_Text"><text:span text:style-name="T5">// Your allocator</text:span></text:span></text:p>
      <text:p text:style-name="P3"/>
      <text:p text:style-name="P4"><text:span text:style-name="Source_20_Text"><text:span text:style-name="T6">// Dynamic arrays</text:span></text:span></text:p>
      <text:p text:style-name="P2"><text:span text:style-name="Source_20_Text"><text:span text:style-name="T1">var</text:span></text:span><text:span text:style-name="Source_20_Text"><text:span text:style-name="T2"> list </text:span></text:span><text:span text:style-name="Source_20_Text"><text:span text:style-name="T3">=</text:span></text:span><text:span text:style-name="Source_20_Text"><text:span text:style-name="T2"> std.</text:span></text:span><text:span text:style-name="Source_20_Text"><text:span text:style-name="T3">ArrayList</text:span></text:span><text:span text:style-name="Source_20_Text"><text:span text:style-name="T2">(</text:span></text:span><text:span text:style-name="Source_20_Text"><text:span text:style-name="T1">u64</text:span></text:span><text:span text:style-name="Source_20_Text"><text:span text:style-name="T2">).</text:span></text:span><text:span text:style-name="Source_20_Text"><text:span text:style-name="T3">init</text:span></text:span><text:span text:style-name="Source_20_Text"><text:span text:style-name="T2">(allocator);</text:span></text:span></text:p>
      <text:p text:style-name="P2"><text:span text:style-name="Source_20_Text"><text:span text:style-name="T1">try</text:span></text:span><text:span text:style-name="Source_20_Text"><text:span text:style-name="T2"> list.</text:span></text:span><text:span text:style-name="Source_20_Text"><text:span text:style-name="T3">append</text:span></text:span><text:span text:style-name="Source_20_Text"><text:span text:style-name="T2">(</text:span></text:span><text:span text:style-name="Source_20_Text"><text:span text:style-name="T7">42</text:span></text:span><text:span text:style-name="Source_20_Text"><text:span text:style-name="T2">);</text:span></text:span></text:p>
      <text:p text:style-name="P2"><text:span text:style-name="Source_20_Text"><text:span text:style-name="T1">try</text:span></text:span><text:span text:style-name="Source_20_Text"><text:span text:style-name="T2"> list.</text:span></text:span><text:span text:style-name="Source_20_Text"><text:span text:style-name="T3">append</text:span></text:span><text:span text:style-name="Source_20_Text"><text:span text:style-name="T2">(</text:span></text:span><text:span text:style-name="Source_20_Text"><text:span text:style-name="T7">100</text:span></text:span><text:span text:style-name="Source_20_Text"><text:span text:style-name="T2">);</text:span></text:span></text:p>
      <text:p text:style-name="P2"><text:span text:style-name="Source_20_Text"><text:span text:style-name="T1">for</text:span></text:span><text:span text:style-name="Source_20_Text"><text:span text:style-name="T2"> (list.items) </text:span></text:span><text:span text:style-name="Source_20_Text"><text:span text:style-name="T3">|</text:span></text:span><text:span text:style-name="Source_20_Text"><text:span text:style-name="T2">item</text:span></text:span><text:span text:style-name="Source_20_Text"><text:span text:style-name="T3">|</text:span></text:span><text:span text:style-name="Source_20_Text"><text:span text:style-name="T2"> {</text:span></text:span></text:p>
      <text:p text:style-name="P2"><text:span text:style-name="Source_20_Text"><text:span text:style-name="T8"><text:s text:c="4"/></text:span></text:span><text:span text:style-name="Source_20_Text"><text:span text:style-name="T5">// Use item</text:span></text:span></text:p>
      <text:p text:style-name="P2"><text:span text:style-name="Source_20_Text"><text:span text:style-name="T2">}</text:span></text:span></text:p>
      <text:p text:style-name="P2"><text:span text:style-name="Source_20_Text"><text:span text:style-name="T2">list.</text:span></text:span><text:span text:style-name="Source_20_Text"><text:span text:style-name="T3">deinit</text:span></text:span><text:span text:style-name="Source_20_Text"><text:span text:style-name="T2">(); </text:span></text:span><text:span text:style-name="Source_20_Text"><text:span text:style-name="T5">// Free memory</text:span></text:span></text:p>
      <text:p text:style-name="P3"/>
      <text:p text:style-name="P4"><text:span text:style-name="Source_20_Text"><text:span text:style-name="T6">// Hash maps</text:span></text:span></text:p>
      <text:p text:style-name="P2"><text:span text:style-name="Source_20_Text"><text:span text:style-name="T1">var</text:span></text:span><text:span text:style-name="Source_20_Text"><text:span text:style-name="T2"> map </text:span></text:span><text:span text:style-name="Source_20_Text"><text:span text:style-name="T3">=</text:span></text:span><text:span text:style-name="Source_20_Text"><text:span text:style-name="T2"> std.</text:span></text:span><text:span text:style-name="Source_20_Text"><text:span text:style-name="T3">AutoHashMap</text:span></text:span><text:span text:style-name="Source_20_Text"><text:span text:style-name="T2">(</text:span></text:span><text:span text:style-name="Source_20_Text"><text:span text:style-name="T1">u32</text:span></text:span><text:span text:style-name="Source_20_Text"><text:span text:style-name="T2">, </text:span></text:span><text:span text:style-name="Source_20_Text"><text:span text:style-name="T1">u32</text:span></text:span><text:span text:style-name="Source_20_Text"><text:span text:style-name="T2">).</text:span></text:span><text:span text:style-name="Source_20_Text"><text:span text:style-name="T3">init</text:span></text:span><text:span text:style-name="Source_20_Text"><text:span text:style-name="T2">(allocator);</text:span></text:span></text:p>
      <text:p text:style-name="P2"><text:span text:style-name="Source_20_Text"><text:span text:style-name="T1">try</text:span></text:span><text:span text:style-name="Source_20_Text"><text:span text:style-name="T2"> map.</text:span></text:span><text:span text:style-name="Source_20_Text"><text:span text:style-name="T3">put</text:span></text:span><text:span text:style-name="Source_20_Text"><text:span text:style-name="T2">(</text:span></text:span><text:span text:style-name="Source_20_Text"><text:span text:style-name="T7">1</text:span></text:span><text:span text:style-name="Source_20_Text"><text:span text:style-name="T2">, </text:span></text:span><text:span text:style-name="Source_20_Text"><text:span text:style-name="T7">100</text:span></text:span><text:span text:style-name="Source_20_Text"><text:span text:style-name="T2">);</text:span></text:span></text:p>
      <text:p text:style-name="P2"><text:span text:style-name="Source_20_Text"><text:span text:style-name="T1">try</text:span></text:span><text:span text:style-name="Source_20_Text"><text:span text:style-name="T2"> map.</text:span></text:span><text:span text:style-name="Source_20_Text"><text:span text:style-name="T3">put</text:span></text:span><text:span text:style-name="Source_20_Text"><text:span text:style-name="T2">(</text:span></text:span><text:span text:style-name="Source_20_Text"><text:span text:style-name="T7">2</text:span></text:span><text:span text:style-name="Source_20_Text"><text:span text:style-name="T2">, </text:span></text:span><text:span text:style-name="Source_20_Text"><text:span text:style-name="T7">200</text:span></text:span><text:span text:style-name="Source_20_Text"><text:span text:style-name="T2">);</text:span></text:span></text:p>
      <text:p text:style-name="P2"><text:span text:style-name="Source_20_Text"><text:span text:style-name="T1">if</text:span></text:span><text:span text:style-name="Source_20_Text"><text:span text:style-name="T2"> (map.</text:span></text:span><text:span text:style-name="Source_20_Text"><text:span text:style-name="T3">get</text:span></text:span><text:span text:style-name="Source_20_Text"><text:span text:style-name="T2">(</text:span></text:span><text:span text:style-name="Source_20_Text"><text:span text:style-name="T7">1</text:span></text:span><text:span text:style-name="Source_20_Text"><text:span text:style-name="T2">)) </text:span></text:span><text:span text:style-name="Source_20_Text"><text:span text:style-name="T3">|</text:span></text:span><text:span text:style-name="Source_20_Text"><text:span text:style-name="T2">value</text:span></text:span><text:span text:style-name="Source_20_Text"><text:span text:style-name="T3">|</text:span></text:span><text:span text:style-name="Source_20_Text"><text:span text:style-name="T2"> {</text:span></text:span></text:p>
      <text:p text:style-name="P2"><text:span text:style-name="Source_20_Text"><text:span text:style-name="T8"><text:s text:c="4"/></text:span></text:span><text:span text:style-name="Source_20_Text"><text:span text:style-name="T5">// value is 100</text:span></text:span></text:p>
      <text:p text:style-name="P2"><text:span text:style-name="Source_20_Text"><text:span text:style-name="T2">}</text:span></text:span></text:p>
      <text:p text:style-name="P2"><text:span text:style-name="Source_20_Text"><text:span text:style-name="T2">map.</text:span></text:span><text:span text:style-name="Source_20_Text"><text:span text:style-name="T3">deinit</text:span></text:span><text:span text:style-name="Source_20_Text"><text:span text:style-name="T2">();</text:span></text:span></text:p>
      <text:p text:style-name="P3"/>
      <text:p text:style-name="P4"><text:span text:style-name="Source_20_Text"><text:span text:style-name="T6">// Strings (dynamic)</text:span></text:span></text:p>
      <text:p text:style-name="P2"><text:span text:style-name="Source_20_Text"><text:span text:style-name="T1">var</text:span></text:span><text:span text:style-name="Source_20_Text"><text:span text:style-name="T2"> string </text:span></text:span><text:span text:style-name="Source_20_Text"><text:span text:style-name="T3">=</text:span></text:span><text:span text:style-name="Source_20_Text"><text:span text:style-name="T2"> std.</text:span></text:span><text:span text:style-name="Source_20_Text"><text:span text:style-name="T3">ArrayList</text:span></text:span><text:span text:style-name="Source_20_Text"><text:span text:style-name="T2">(</text:span></text:span><text:span text:style-name="Source_20_Text"><text:span text:style-name="T1">u8</text:span></text:span><text:span text:style-name="Source_20_Text"><text:span text:style-name="T2">).</text:span></text:span><text:span text:style-name="Source_20_Text"><text:span text:style-name="T3">init</text:span></text:span><text:span text:style-name="Source_20_Text"><text:span text:style-name="T2">(allocator);</text:span></text:span></text:p>
      <text:p text:style-name="P2"><text:span text:style-name="Source_20_Text"><text:span text:style-name="T1">try</text:span></text:span><text:span text:style-name="Source_20_Text"><text:span text:style-name="T2"> string.</text:span></text:span><text:span text:style-name="Source_20_Text"><text:span text:style-name="T3">appendSlice</text:span></text:span><text:span text:style-name="Source_20_Text"><text:span text:style-name="T2">(</text:span></text:span><text:span text:style-name="Source_20_Text"><text:span text:style-name="T4">"Hello "</text:span></text:span><text:span text:style-name="Source_20_Text"><text:span text:style-name="T2">);</text:span></text:span></text:p>
      <text:p text:style-name="P2"><text:span text:style-name="Source_20_Text"><text:span text:style-name="T1">try</text:span></text:span><text:span text:style-name="Source_20_Text"><text:span text:style-name="T2"> string.</text:span></text:span><text:span text:style-name="Source_20_Text"><text:span text:style-name="T3">appendSlice</text:span></text:span><text:span text:style-name="Source_20_Text"><text:span text:style-name="T2">(</text:span></text:span><text:span text:style-name="Source_20_Text"><text:span text:style-name="T4">"World!"</text:span></text:span><text:span text:style-name="Source_20_Text"><text:span text:style-name="T2">);</text:span></text:span></text:p>
      <text:p text:style-name="P2"><text:span text:style-name="Source_20_Text"><text:span text:style-name="T2">vga.</text:span></text:span><text:span text:style-name="Source_20_Text"><text:span text:style-name="T3">writeStringAt</text:span></text:span><text:span text:style-name="Source_20_Text"><text:span text:style-name="T2">(</text:span></text:span><text:span text:style-name="Source_20_Text"><text:span text:style-name="T7">5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, string.items, </text:span></text:span><text:span text:style-name="Source_20_Text"><text:span text:style-name="T7">15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);</text:span></text:span></text:p>
      <text:p text:style-name="P5"><text:span text:style-name="Source_20_Text"><text:span text:style-name="T2">string.</text:span></text:span><text:span text:style-name="Source_20_Text"><text:span text:style-name="T3">deinit</text:span></text:span><text:span text:style-name="Source_20_Text"><text:span text:style-name="T2">();</text:span></text:span></text:p>
      <text:h text:style-name="P6" text:outline-level="2">String Formatting (Super Useful!)</text:h>
      <text:p text:style-name="P1">zig</text:p>
      <text:p text:style-name="P4"><text:span text:style-name="Source_20_Text"><text:span text:style-name="T6">// Format numbers as strings</text:span></text:span></text:p>
      <text:p text:style-name="P2"><text:span text:style-name="Source_20_Text"><text:span text:style-name="T1">const</text:span></text:span><text:span text:style-name="Source_20_Text"><text:span text:style-name="T2"> str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1">try</text:span></text:span><text:span text:style-name="Source_20_Text"><text:span text:style-name="T2"> std.fmt.</text:span></text:span><text:span text:style-name="Source_20_Text"><text:span text:style-name="T3">allocPrint</text:span></text:span><text:span text:style-name="Source_20_Text"><text:span text:style-name="T2">(allocator, </text:span></text:span><text:span text:style-name="Source_20_Text"><text:span text:style-name="T4">"Value: {d}, Hex: 0x{X}"</text:span></text:span><text:span text:style-name="Source_20_Text"><text:span text:style-name="T2">, .{</text:span></text:span><text:span text:style-name="Source_20_Text"><text:span text:style-name="T7">42</text:span></text:span><text:span text:style-name="Source_20_Text"><text:span text:style-name="T2">, </text:span></text:span><text:span text:style-name="Source_20_Text"><text:span text:style-name="T7">0xDEAD</text:span></text:span><text:span text:style-name="Source_20_Text"><text:span text:style-name="T2">});</text:span></text:span></text:p>
      <text:p text:style-name="P2"><text:soft-page-break/><text:span text:style-name="Source_20_Text"><text:span text:style-name="T1">defer</text:span></text:span><text:span text:style-name="Source_20_Text"><text:span text:style-name="T2"> allocator.</text:span></text:span><text:span text:style-name="Source_20_Text"><text:span text:style-name="T3">free</text:span></text:span><text:span text:style-name="Source_20_Text"><text:span text:style-name="T2">(str);</text:span></text:span></text:p>
      <text:p text:style-name="P2"><text:span text:style-name="Source_20_Text"><text:span text:style-name="T2">vga.</text:span></text:span><text:span text:style-name="Source_20_Text"><text:span text:style-name="T3">writeStringAt</text:span></text:span><text:span text:style-name="Source_20_Text"><text:span text:style-name="T2">(</text:span></text:span><text:span text:style-name="Source_20_Text"><text:span text:style-name="T7">5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, str, </text:span></text:span><text:span text:style-name="Source_20_Text"><text:span text:style-name="T7">15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);</text:span></text:span></text:p>
      <text:p text:style-name="P3"/>
      <text:p text:style-name="P4"><text:span text:style-name="Source_20_Text"><text:span text:style-name="T6">// Format into a buffer (no allocation needed)</text:span></text:span></text:p>
      <text:p text:style-name="P2"><text:span text:style-name="Source_20_Text"><text:span text:style-name="T1">var</text:span></text:span><text:span text:style-name="Source_20_Text"><text:span text:style-name="T2"> buf: [</text:span></text:span><text:span text:style-name="Source_20_Text"><text:span text:style-name="T7">100</text:span></text:span><text:span text:style-name="Source_20_Text"><text:span text:style-name="T2">]</text:span></text:span><text:span text:style-name="Source_20_Text"><text:span text:style-name="T1">u8</text:span></text:span><text:span text:style-name="Source_20_Text"><text:span text:style-name="T2">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1">undefined</text:span></text:span><text:span text:style-name="Source_20_Text"><text:span text:style-name="T2">;</text:span></text:span></text:p>
      <text:p text:style-name="P2"><text:span text:style-name="Source_20_Text"><text:span text:style-name="T1">const</text:span></text:span><text:span text:style-name="Source_20_Text"><text:span text:style-name="T2"> str2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1">try</text:span></text:span><text:span text:style-name="Source_20_Text"><text:span text:style-name="T2"> std.fmt.</text:span></text:span><text:span text:style-name="Source_20_Text"><text:span text:style-name="T3">bufPrint</text:span></text:span><text:span text:style-name="Source_20_Text"><text:span text:style-name="T2">(</text:span></text:span><text:span text:style-name="Source_20_Text"><text:span text:style-name="T3">&amp;</text:span></text:span><text:span text:style-name="Source_20_Text"><text:span text:style-name="T2">buf, </text:span></text:span><text:span text:style-name="Source_20_Text"><text:span text:style-name="T4">"Number: {d}"</text:span></text:span><text:span text:style-name="Source_20_Text"><text:span text:style-name="T2">, .{</text:span></text:span><text:span text:style-name="Source_20_Text"><text:span text:style-name="T7">123</text:span></text:span><text:span text:style-name="Source_20_Text"><text:span text:style-name="T2">});</text:span></text:span></text:p>
      <text:p text:style-name="P5"><text:span text:style-name="Source_20_Text"><text:span text:style-name="T2">vga.</text:span></text:span><text:span text:style-name="Source_20_Text"><text:span text:style-name="T3">writeStringAt</text:span></text:span><text:span text:style-name="Source_20_Text"><text:span text:style-name="T2">(</text:span></text:span><text:span text:style-name="Source_20_Text"><text:span text:style-name="T7">6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, str2, </text:span></text:span><text:span text:style-name="Source_20_Text"><text:span text:style-name="T7">15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);</text:span></text:span></text:p>
      <text:h text:style-name="P6" text:outline-level="2">Memory Operations</text:h>
      <text:p text:style-name="P1">zig</text:p>
      <text:p text:style-name="P4"><text:span text:style-name="Source_20_Text"><text:span text:style-name="T6">// Copy memory</text:span></text:span></text:p>
      <text:p text:style-name="P2"><text:span text:style-name="Source_20_Text"><text:span text:style-name="T1">const</text:span></text:span><text:span text:style-name="Source_20_Text"><text:span text:style-name="T2"> src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4">"Hello"</text:span></text:span><text:span text:style-name="Source_20_Text"><text:span text:style-name="T2">;</text:span></text:span></text:p>
      <text:p text:style-name="P2"><text:span text:style-name="Source_20_Text"><text:span text:style-name="T1">var</text:span></text:span><text:span text:style-name="Source_20_Text"><text:span text:style-name="T2"> dest: [</text:span></text:span><text:span text:style-name="Source_20_Text"><text:span text:style-name="T7">10</text:span></text:span><text:span text:style-name="Source_20_Text"><text:span text:style-name="T2">]</text:span></text:span><text:span text:style-name="Source_20_Text"><text:span text:style-name="T1">u8</text:span></text:span><text:span text:style-name="Source_20_Text"><text:span text:style-name="T2">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1">undefined</text:span></text:span><text:span text:style-name="Source_20_Text"><text:span text:style-name="T2">;</text:span></text:span></text:p>
      <text:p text:style-name="P2"><text:span text:style-name="Source_20_Text"><text:span text:style-name="T4">@memcpy</text:span></text:span><text:span text:style-name="Source_20_Text"><text:span text:style-name="T2">(dest[</text:span></text:span><text:span text:style-name="Source_20_Text"><text:span text:style-name="T7">0</text:span></text:span><text:span text:style-name="Source_20_Text"><text:span text:style-name="T3">..</text:span></text:span><text:span text:style-name="Source_20_Text"><text:span text:style-name="T2">src.len], src);</text:span></text:span></text:p>
      <text:p text:style-name="P3"/>
      <text:p text:style-name="P4"><text:span text:style-name="Source_20_Text"><text:span text:style-name="T6">// Set memory</text:span></text:span></text:p>
      <text:p text:style-name="P2"><text:span text:style-name="Source_20_Text"><text:span text:style-name="T4">@memset</text:span></text:span><text:span text:style-name="Source_20_Text"><text:span text:style-name="T2">(</text:span></text:span><text:span text:style-name="Source_20_Text"><text:span text:style-name="T3">&amp;</text:span></text:span><text:span text:style-name="Source_20_Text"><text:span text:style-name="T2">dest, </text:span></text:span><text:span text:style-name="Source_20_Text"><text:span text:style-name="T7">0</text:span></text:span><text:span text:style-name="Source_20_Text"><text:span text:style-name="T2">);</text:span></text:span></text:p>
      <text:p text:style-name="P3"/>
      <text:p text:style-name="P4"><text:span text:style-name="Source_20_Text"><text:span text:style-name="T6">// Compare memory</text:span></text:span></text:p>
      <text:p text:style-name="P2"><text:span text:style-name="Source_20_Text"><text:span text:style-name="T1">if</text:span></text:span><text:span text:style-name="Source_20_Text"><text:span text:style-name="T2"> (std.mem.</text:span></text:span><text:span text:style-name="Source_20_Text"><text:span text:style-name="T3">eql</text:span></text:span><text:span text:style-name="Source_20_Text"><text:span text:style-name="T2">(</text:span></text:span><text:span text:style-name="Source_20_Text"><text:span text:style-name="T1">u8</text:span></text:span><text:span text:style-name="Source_20_Text"><text:span text:style-name="T2">, </text:span></text:span><text:span text:style-name="Source_20_Text"><text:span text:style-name="T4">"test"</text:span></text:span><text:span text:style-name="Source_20_Text"><text:span text:style-name="T2">, </text:span></text:span><text:span text:style-name="Source_20_Text"><text:span text:style-name="T4">"test"</text:span></text:span><text:span text:style-name="Source_20_Text"><text:span text:style-name="T2">)) {</text:span></text:span></text:p>
      <text:p text:style-name="P2"><text:span text:style-name="Source_20_Text"><text:span text:style-name="T8"><text:s text:c="4"/></text:span></text:span><text:span text:style-name="Source_20_Text"><text:span text:style-name="T5">// Equal</text:span></text:span></text:p>
      <text:p text:style-name="P2"><text:span text:style-name="Source_20_Text"><text:span text:style-name="T2">}</text:span></text:span></text:p>
      <text:p text:style-name="P3"/>
      <text:p text:style-name="P4"><text:span text:style-name="Source_20_Text"><text:span text:style-name="T6">// Alignment</text:span></text:span></text:p>
      <text:p text:style-name="P5"><text:span text:style-name="Source_20_Text"><text:span text:style-name="T1">const</text:span></text:span><text:span text:style-name="Source_20_Text"><text:span text:style-name="T2"> aligned </text:span></text:span><text:span text:style-name="Source_20_Text"><text:span text:style-name="T3">=</text:span></text:span><text:span text:style-name="Source_20_Text"><text:span text:style-name="T2"> std.mem.</text:span></text:span><text:span text:style-name="Source_20_Text"><text:span text:style-name="T3">alignForward</text:span></text:span><text:span text:style-name="Source_20_Text"><text:span text:style-name="T2">(</text:span></text:span><text:span text:style-name="Source_20_Text"><text:span text:style-name="T1">usize</text:span></text:span><text:span text:style-name="Source_20_Text"><text:span text:style-name="T2">, </text:span></text:span><text:span text:style-name="Source_20_Text"><text:span text:style-name="T7">0x1001</text:span></text:span><text:span text:style-name="Source_20_Text"><text:span text:style-name="T2">, </text:span></text:span><text:span text:style-name="Source_20_Text"><text:span text:style-name="T7">4096</text:span></text:span><text:span text:style-name="Source_20_Text"><text:span text:style-name="T2">); </text:span></text:span><text:span text:style-name="Source_20_Text"><text:span text:style-name="T5">// Returns 0x2000</text:span></text:span></text:p>
      <text:h text:style-name="P6" text:outline-level="2">Sorting and Searching</text:h>
      <text:p text:style-name="P1">zig</text:p>
      <text:p text:style-name="P2"><text:span text:style-name="Source_20_Text"><text:span text:style-name="T1">var</text:span></text:span><text:span text:style-name="Source_20_Text"><text:span text:style-name="T2"> numbers </text:span></text:span><text:span text:style-name="Source_20_Text"><text:span text:style-name="T3">=</text:span></text:span><text:span text:style-name="Source_20_Text"><text:span text:style-name="T2"> [</text:span></text:span><text:span text:style-name="Source_20_Text"><text:span text:style-name="T7">_</text:span></text:span><text:span text:style-name="Source_20_Text"><text:span text:style-name="T2">]</text:span></text:span><text:span text:style-name="Source_20_Text"><text:span text:style-name="T1">u32</text:span></text:span><text:span text:style-name="Source_20_Text"><text:span text:style-name="T2">{</text:span></text:span><text:span text:style-name="Source_20_Text"><text:span text:style-name="T7">5</text:span></text:span><text:span text:style-name="Source_20_Text"><text:span text:style-name="T2">, </text:span></text:span><text:span text:style-name="Source_20_Text"><text:span text:style-name="T7">2</text:span></text:span><text:span text:style-name="Source_20_Text"><text:span text:style-name="T2">, </text:span></text:span><text:span text:style-name="Source_20_Text"><text:span text:style-name="T7">8</text:span></text:span><text:span text:style-name="Source_20_Text"><text:span text:style-name="T2">, </text:span></text:span><text:span text:style-name="Source_20_Text"><text:span text:style-name="T7">1</text:span></text:span><text:span text:style-name="Source_20_Text"><text:span text:style-name="T2">, </text:span></text:span><text:span text:style-name="Source_20_Text"><text:span text:style-name="T7">9</text:span></text:span><text:span text:style-name="Source_20_Text"><text:span text:style-name="T2">};</text:span></text:span></text:p>
      <text:p text:style-name="P2"><text:span text:style-name="Source_20_Text"><text:span text:style-name="T2">std.mem.</text:span></text:span><text:span text:style-name="Source_20_Text"><text:span text:style-name="T3">sort</text:span></text:span><text:span text:style-name="Source_20_Text"><text:span text:style-name="T2">(</text:span></text:span><text:span text:style-name="Source_20_Text"><text:span text:style-name="T1">u32</text:span></text:span><text:span text:style-name="Source_20_Text"><text:span text:style-name="T2">, </text:span></text:span><text:span text:style-name="Source_20_Text"><text:span text:style-name="T3">&amp;</text:span></text:span><text:span text:style-name="Source_20_Text"><text:span text:style-name="T2">numbers, {}, </text:span></text:span><text:span text:style-name="Source_20_Text"><text:span text:style-name="T1">comptime</text:span></text:span><text:span text:style-name="Source_20_Text"><text:span text:style-name="T2"> std.sort.</text:span></text:span><text:span text:style-name="Source_20_Text"><text:span text:style-name="T3">asc</text:span></text:span><text:span text:style-name="Source_20_Text"><text:span text:style-name="T2">(</text:span></text:span><text:span text:style-name="Source_20_Text"><text:span text:style-name="T1">u32</text:span></text:span><text:span text:style-name="Source_20_Text"><text:span text:style-name="T2">));</text:span></text:span></text:p>
      <text:p text:style-name="P4"><text:span text:style-name="Source_20_Text"><text:span text:style-name="T6">// numbers is now [1, 2, 5, 8, 9]</text:span></text:span></text:p>
      <text:p text:style-name="P3"/>
      <text:p text:style-name="P4"><text:span text:style-name="Source_20_Text"><text:span text:style-name="T6">// Binary search</text:span></text:span></text:p>
      <text:p text:style-name="P5"><text:span text:style-name="Source_20_Text"><text:span text:style-name="T1">const</text:span></text:span><text:span text:style-name="Source_20_Text"><text:span text:style-name="T2"> index </text:span></text:span><text:span text:style-name="Source_20_Text"><text:span text:style-name="T3">=</text:span></text:span><text:span text:style-name="Source_20_Text"><text:span text:style-name="T2"> std.mem.</text:span></text:span><text:span text:style-name="Source_20_Text"><text:span text:style-name="T3">indexOfScalar</text:span></text:span><text:span text:style-name="Source_20_Text"><text:span text:style-name="T2">(</text:span></text:span><text:span text:style-name="Source_20_Text"><text:span text:style-name="T1">u32</text:span></text:span><text:span text:style-name="Source_20_Text"><text:span text:style-name="T2">, </text:span></text:span><text:span text:style-name="Source_20_Text"><text:span text:style-name="T3">&amp;</text:span></text:span><text:span text:style-name="Source_20_Text"><text:span text:style-name="T2">numbers, </text:span></text:span><text:span text:style-name="Source_20_Text"><text:span text:style-name="T7">5</text:span></text:span><text:span text:style-name="Source_20_Text"><text:span text:style-name="T2">);</text:span></text:span></text:p>
      <text:h text:style-name="P6" text:outline-level="2"><text:soft-page-break/>Math Functions</text:h>
      <text:p text:style-name="P1">zig</text:p>
      <text:p text:style-name="P2"><text:span text:style-name="Source_20_Text"><text:span text:style-name="T1">const</text:span></text:span><text:span text:style-name="Source_20_Text"><text:span text:style-name="T2"> min </text:span></text:span><text:span text:style-name="Source_20_Text"><text:span text:style-name="T3">=</text:span></text:span><text:span text:style-name="Source_20_Text"><text:span text:style-name="T2"> std.math.</text:span></text:span><text:span text:style-name="Source_20_Text"><text:span text:style-name="T3">min</text:span></text:span><text:span text:style-name="Source_20_Text"><text:span text:style-name="T2">(</text:span></text:span><text:span text:style-name="Source_20_Text"><text:span text:style-name="T7">10</text:span></text:span><text:span text:style-name="Source_20_Text"><text:span text:style-name="T2">, </text:span></text:span><text:span text:style-name="Source_20_Text"><text:span text:style-name="T7">20</text:span></text:span><text:span text:style-name="Source_20_Text"><text:span text:style-name="T2">); </text:span></text:span><text:span text:style-name="Source_20_Text"><text:span text:style-name="T5">// 10</text:span></text:span></text:p>
      <text:p text:style-name="P2"><text:span text:style-name="Source_20_Text"><text:span text:style-name="T1">const</text:span></text:span><text:span text:style-name="Source_20_Text"><text:span text:style-name="T2"> max </text:span></text:span><text:span text:style-name="Source_20_Text"><text:span text:style-name="T3">=</text:span></text:span><text:span text:style-name="Source_20_Text"><text:span text:style-name="T2"> std.math.</text:span></text:span><text:span text:style-name="Source_20_Text"><text:span text:style-name="T3">max</text:span></text:span><text:span text:style-name="Source_20_Text"><text:span text:style-name="T2">(</text:span></text:span><text:span text:style-name="Source_20_Text"><text:span text:style-name="T7">10</text:span></text:span><text:span text:style-name="Source_20_Text"><text:span text:style-name="T2">, </text:span></text:span><text:span text:style-name="Source_20_Text"><text:span text:style-name="T7">20</text:span></text:span><text:span text:style-name="Source_20_Text"><text:span text:style-name="T2">); </text:span></text:span><text:span text:style-name="Source_20_Text"><text:span text:style-name="T5">// 20</text:span></text:span></text:p>
      <text:p text:style-name="P2"><text:span text:style-name="Source_20_Text"><text:span text:style-name="T1">const</text:span></text:span><text:span text:style-name="Source_20_Text"><text:span text:style-name="T2"> abs </text:span></text:span><text:span text:style-name="Source_20_Text"><text:span text:style-name="T3">=</text:span></text:span><text:span text:style-name="Source_20_Text"><text:span text:style-name="T2"> std.math.</text:span></text:span><text:span text:style-name="Source_20_Text"><text:span text:style-name="T3">absCast</text:span></text:span><text:span text:style-name="Source_20_Text"><text:span text:style-name="T2">(</text:span></text:span><text:span text:style-name="Source_20_Text"><text:span text:style-name="T3">-</text:span></text:span><text:span text:style-name="Source_20_Text"><text:span text:style-name="T7">42</text:span></text:span><text:span text:style-name="Source_20_Text"><text:span text:style-name="T2">); </text:span></text:span><text:span text:style-name="Source_20_Text"><text:span text:style-name="T5">// 42</text:span></text:span></text:p>
      <text:p text:style-name="P3"/>
      <text:p text:style-name="P4"><text:span text:style-name="Source_20_Text"><text:span text:style-name="T6">// Bit operations</text:span></text:span></text:p>
      <text:p text:style-name="P2"><text:span text:style-name="Source_20_Text"><text:span text:style-name="T1">const</text:span></text:span><text:span text:style-name="Source_20_Text"><text:span text:style-name="T2"> count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4">@popCount</text:span></text:span><text:span text:style-name="Source_20_Text"><text:span text:style-name="T2">(</text:span></text:span><text:span text:style-name="Source_20_Text"><text:span text:style-name="T7">0b10110</text:span></text:span><text:span text:style-name="Source_20_Text"><text:span text:style-name="T2">); </text:span></text:span><text:span text:style-name="Source_20_Text"><text:span text:style-name="T5">// Count set bits = 3</text:span></text:span></text:p>
      <text:p text:style-name="P5"><text:span text:style-name="Source_20_Text"><text:span text:style-name="T1">const</text:span></text:span><text:span text:style-name="Source_20_Text"><text:span text:style-name="T2"> clz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4">@clz</text:span></text:span><text:span text:style-name="Source_20_Text"><text:span text:style-name="T2">(</text:span></text:span><text:span text:style-name="Source_20_Text"><text:span text:style-name="T7">0b0010</text:span></text:span><text:span text:style-name="Source_20_Text"><text:span text:style-name="T2">); </text:span></text:span><text:span text:style-name="Source_20_Text"><text:span text:style-name="T5">// Count leading zeros</text:span></text:span></text:p>
      <text:h text:style-name="P6" text:outline-level="2">Random Numbers (Needs Seed)</text:h>
      <text:p text:style-name="P1">zig</text:p>
      <text:p text:style-name="P2"><text:span text:style-name="Source_20_Text"><text:span text:style-name="T1">var</text:span></text:span><text:span text:style-name="Source_20_Text"><text:span text:style-name="T2"> prng </text:span></text:span><text:span text:style-name="Source_20_Text"><text:span text:style-name="T3">=</text:span></text:span><text:span text:style-name="Source_20_Text"><text:span text:style-name="T2"> std.rand.DefaultPrng.</text:span></text:span><text:span text:style-name="Source_20_Text"><text:span text:style-name="T3">init</text:span></text:span><text:span text:style-name="Source_20_Text"><text:span text:style-name="T2">(</text:span></text:span><text:span text:style-name="Source_20_Text"><text:span text:style-name="T7">0x12345</text:span></text:span><text:span text:style-name="Source_20_Text"><text:span text:style-name="T2">); </text:span></text:span><text:span text:style-name="Source_20_Text"><text:span text:style-name="T5">// Use timestamp or rdtsc for seed</text:span></text:span></text:p>
      <text:p text:style-name="P2"><text:span text:style-name="Source_20_Text"><text:span text:style-name="T1">const</text:span></text:span><text:span text:style-name="Source_20_Text"><text:span text:style-name="T2"> random </text:span></text:span><text:span text:style-name="Source_20_Text"><text:span text:style-name="T3">=</text:span></text:span><text:span text:style-name="Source_20_Text"><text:span text:style-name="T2"> prng.</text:span></text:span><text:span text:style-name="Source_20_Text"><text:span text:style-name="T3">random</text:span></text:span><text:span text:style-name="Source_20_Text"><text:span text:style-name="T2">();</text:span></text:span></text:p>
      <text:p text:style-name="P5"><text:span text:style-name="Source_20_Text"><text:span text:style-name="T1">const</text:span></text:span><text:span text:style-name="Source_20_Text"><text:span text:style-name="T2"> num </text:span></text:span><text:span text:style-name="Source_20_Text"><text:span text:style-name="T3">=</text:span></text:span><text:span text:style-name="Source_20_Text"><text:span text:style-name="T2"> random.</text:span></text:span><text:span text:style-name="Source_20_Text"><text:span text:style-name="T3">intRangeAtMost</text:span></text:span><text:span text:style-name="Source_20_Text"><text:span text:style-name="T2">(</text:span></text:span><text:span text:style-name="Source_20_Text"><text:span text:style-name="T1">u32</text:span></text:span><text:span text:style-name="Source_20_Text"><text:span text:style-name="T2">, </text:span></text:span><text:span text:style-name="Source_20_Text"><text:span text:style-name="T7">1</text:span></text:span><text:span text:style-name="Source_20_Text"><text:span text:style-name="T2">, </text:span></text:span><text:span text:style-name="Source_20_Text"><text:span text:style-name="T7">100</text:span></text:span><text:span text:style-name="Source_20_Text"><text:span text:style-name="T2">); </text:span></text:span><text:span text:style-name="Source_20_Text"><text:span text:style-name="T5">// Random 1-100</text:span></text:span></text:p>
      <text:h text:style-name="P6" text:outline-level="2">What's NOT Available (No OS Services)</text:h>
      <text:p text:style-name="P7">❌ File I/O (<text:span text:style-name="Source_20_Text">std.fs</text:span>) - you don't have a filesystem yet ❌ Threading (<text:span text:style-name="Source_20_Text">std.Thread</text:span>) - no scheduler yet<text:line-break/>❌ Networking (<text:span text:style-name="Source_20_Text">std.net</text:span>) - no network stack yet ❌ Time (<text:span text:style-name="Source_20_Text">std.time.sleep</text:span>) - no timer interrupts yet</text:p>
      <text:h text:style-name="P6" text:outline-level="2">Practical Example for Your Kernel</text:h>
      <text:p text:style-name="P1">zig</text:p>
      <text:p text:style-name="P2"><text:span text:style-name="Source_20_Text"><text:span text:style-name="T1">export</text:span></text:span><text:span text:style-name="Source_20_Text"><text:span text:style-name="T2"> </text:span></text:span><text:span text:style-name="Source_20_Text"><text:span text:style-name="T1">fn</text:span></text:span><text:span text:style-name="Source_20_Text"><text:span text:style-name="T2"> </text:span></text:span><text:span text:style-name="Source_20_Text"><text:span text:style-name="T3">kmain</text:span></text:span><text:span text:style-name="Source_20_Text"><text:span text:style-name="T2">() </text:span></text:span><text:span text:style-name="Source_20_Text"><text:span text:style-name="T1">noreturn</text:span></text:span><text:span text:style-name="Source_20_Text"><text:span text:style-name="T2"> {</text:span></text:span></text:p>
      <text:p text:style-name="P2"><text:span text:style-name="Source_20_Text"><text:span text:style-name="T8"><text:s text:c="4"/></text:span></text:span><text:span text:style-name="Source_20_Text"><text:span text:style-name="T1">const</text:span></text:span><text:span text:style-name="Source_20_Text"><text:span text:style-name="T2"> allocator </text:span></text:span><text:span text:style-name="Source_20_Text"><text:span text:style-name="T3">=</text:span></text:span><text:span text:style-name="Source_20_Text"><text:span text:style-name="T2"> fba.</text:span></text:span><text:span text:style-name="Source_20_Text"><text:span text:style-name="T3">allocator</text:span></text:span><text:span text:style-name="Source_20_Text"><text:span text:style-name="T2">();</text:span></text:span></text:p>
      <text:p text:style-name="P3"><text:span text:style-name="Source_20_Text"><text:span text:style-name="T8"><text:s text:c="4"/></text:span></text:span></text:p>
      <text:p text:style-name="P2"><text:span text:style-name="Source_20_Text"><text:span text:style-name="T8"><text:s text:c="4"/></text:span></text:span><text:span text:style-name="Source_20_Text"><text:span text:style-name="T5">// Store E820 entries in an ArrayList</text:span></text:span></text:p>
      <text:p text:style-name="P2"><text:span text:style-name="Source_20_Text"><text:span text:style-name="T8"><text:s text:c="4"/></text:span></text:span><text:span text:style-name="Source_20_Text"><text:span text:style-name="T1">var</text:span></text:span><text:span text:style-name="Source_20_Text"><text:span text:style-name="T2"> memory_regions </text:span></text:span><text:span text:style-name="Source_20_Text"><text:span text:style-name="T3">=</text:span></text:span><text:span text:style-name="Source_20_Text"><text:span text:style-name="T2"> std.</text:span></text:span><text:span text:style-name="Source_20_Text"><text:span text:style-name="T3">ArrayList</text:span></text:span><text:span text:style-name="Source_20_Text"><text:span text:style-name="T2">(E820Entry).</text:span></text:span><text:span text:style-name="Source_20_Text"><text:span text:style-name="T3">init</text:span></text:span><text:span text:style-name="Source_20_Text"><text:span text:style-name="T2">(allocator);</text:span></text:span></text:p>
      <text:p text:style-name="P2"><text:span text:style-name="Source_20_Text"><text:span text:style-name="T8"><text:s text:c="4"/></text:span></text:span><text:span text:style-name="Source_20_Text"><text:span text:style-name="T1">defer</text:span></text:span><text:span text:style-name="Source_20_Text"><text:span text:style-name="T2"> memory_regions.</text:span></text:span><text:span text:style-name="Source_20_Text"><text:span text:style-name="T3">deinit</text:span></text:span><text:span text:style-name="Source_20_Text"><text:span text:style-name="T2">();</text:span></text:span></text:p>
      <text:p text:style-name="P3"><text:span text:style-name="Source_20_Text"><text:span text:style-name="T8"><text:s text:c="4"/></text:span></text:span></text:p>
      <text:p text:style-name="P2"><text:span text:style-name="Source_20_Text"><text:span text:style-name="T8"><text:s text:c="4"/></text:span></text:span><text:span text:style-name="Source_20_Text"><text:span text:style-name="T1">var</text:span></text:span><text:span text:style-name="Source_20_Text"><text:span text:style-name="T2"> iter </text:span></text:span><text:span text:style-name="Source_20_Text"><text:span text:style-name="T3">=</text:span></text:span><text:span text:style-name="Source_20_Text"><text:span text:style-name="T2"> e820.</text:span></text:span><text:span text:style-name="Source_20_Text"><text:span text:style-name="T3">iterate</text:span></text:span><text:span text:style-name="Source_20_Text"><text:span text:style-name="T2">();</text:span></text:span></text:p>
      <text:p text:style-name="P2"><text:span text:style-name="Source_20_Text"><text:span text:style-name="T8"><text:s text:c="4"/></text:span></text:span><text:span text:style-name="Source_20_Text"><text:span text:style-name="T1">while</text:span></text:span><text:span text:style-name="Source_20_Text"><text:span text:style-name="T2"> (iter.</text:span></text:span><text:span text:style-name="Source_20_Text"><text:span text:style-name="T3">next</text:span></text:span><text:span text:style-name="Source_20_Text"><text:span text:style-name="T2">()) </text:span></text:span><text:span text:style-name="Source_20_Text"><text:span text:style-name="T3">|</text:span></text:span><text:span text:style-name="Source_20_Text"><text:span text:style-name="T2">entry</text:span></text:span><text:span text:style-name="Source_20_Text"><text:span text:style-name="T3">|</text:span></text:span><text:span text:style-name="Source_20_Text"><text:span text:style-name="T2"> {</text:span></text:span></text:p>
      <text:p text:style-name="P2"><text:span text:style-name="Source_20_Text"><text:span text:style-name="T8"><text:s text:c="8"/></text:span></text:span><text:span text:style-name="Source_20_Text"><text:span text:style-name="T2">memory_regions.</text:span></text:span><text:span text:style-name="Source_20_Text"><text:span text:style-name="T3">append</text:span></text:span><text:span text:style-name="Source_20_Text"><text:span text:style-name="T2">(entry) </text:span></text:span><text:span text:style-name="Source_20_Text"><text:span text:style-name="T1">catch</text:span></text:span><text:span text:style-name="Source_20_Text"><text:span text:style-name="T2"> </text:span></text:span><text:span text:style-name="Source_20_Text"><text:span text:style-name="T1">break</text:span></text:span><text:span text:style-name="Source_20_Text"><text:span text:style-name="T2">;</text:span></text:span></text:p>
      <text:p text:style-name="P2"><text:span text:style-name="Source_20_Text"><text:span text:style-name="T8"><text:s text:c="4"/></text:span></text:span><text:span text:style-name="Source_20_Text"><text:span text:style-name="T2">}</text:span></text:span></text:p>
      <text:p text:style-name="P3"><text:soft-page-break/><text:span text:style-name="Source_20_Text"><text:span text:style-name="T8"><text:s text:c="4"/></text:span></text:span></text:p>
      <text:p text:style-name="P2"><text:span text:style-name="Source_20_Text"><text:span text:style-name="T8"><text:s text:c="4"/></text:span></text:span><text:span text:style-name="Source_20_Text"><text:span text:style-name="T5">// Format and display</text:span></text:span></text:p>
      <text:p text:style-name="P2"><text:span text:style-name="Source_20_Text"><text:span text:style-name="T8"><text:s text:c="4"/></text:span></text:span><text:span text:style-name="Source_20_Text"><text:span text:style-name="T1">const</text:span></text:span><text:span text:style-name="Source_20_Text"><text:span text:style-name="T2"> msg </text:span></text:span><text:span text:style-name="Source_20_Text"><text:span text:style-name="T3">=</text:span></text:span><text:span text:style-name="Source_20_Text"><text:span text:style-name="T2"> std.fmt.</text:span></text:span><text:span text:style-name="Source_20_Text"><text:span text:style-name="T3">allocPrint</text:span></text:span><text:span text:style-name="Source_20_Text"><text:span text:style-name="T2">(</text:span></text:span></text:p>
      <text:p text:style-name="P2"><text:span text:style-name="Source_20_Text"><text:span text:style-name="T8"><text:s text:c="8"/></text:span></text:span><text:span text:style-name="Source_20_Text"><text:span text:style-name="T2">allocator,</text:span></text:span></text:p>
      <text:p text:style-name="P2"><text:span text:style-name="Source_20_Text"><text:span text:style-name="T8"><text:s text:c="8"/></text:span></text:span><text:span text:style-name="Source_20_Text"><text:span text:style-name="T4">"Found {d} memory regions"</text:span></text:span><text:span text:style-name="Source_20_Text"><text:span text:style-name="T2">,</text:span></text:span></text:p>
      <text:p text:style-name="P2"><text:span text:style-name="Source_20_Text"><text:span text:style-name="T8"><text:s text:c="8"/></text:span></text:span><text:span text:style-name="Source_20_Text"><text:span text:style-name="T2">.{memory_regions.items.len}</text:span></text:span></text:p>
      <text:p text:style-name="P2"><text:span text:style-name="Source_20_Text"><text:span text:style-name="T8"><text:s text:c="4"/></text:span></text:span><text:span text:style-name="Source_20_Text"><text:span text:style-name="T2">) </text:span></text:span><text:span text:style-name="Source_20_Text"><text:span text:style-name="T1">catch</text:span></text:span><text:span text:style-name="Source_20_Text"><text:span text:style-name="T2"> </text:span></text:span><text:span text:style-name="Source_20_Text"><text:span text:style-name="T4">"Alloc failed"</text:span></text:span><text:span text:style-name="Source_20_Text"><text:span text:style-name="T2">;</text:span></text:span></text:p>
      <text:p text:style-name="P2"><text:span text:style-name="Source_20_Text"><text:span text:style-name="T8"><text:s text:c="4"/></text:span></text:span><text:span text:style-name="Source_20_Text"><text:span text:style-name="T1">defer</text:span></text:span><text:span text:style-name="Source_20_Text"><text:span text:style-name="T2"> allocator.</text:span></text:span><text:span text:style-name="Source_20_Text"><text:span text:style-name="T3">free</text:span></text:span><text:span text:style-name="Source_20_Text"><text:span text:style-name="T2">(msg);</text:span></text:span></text:p>
      <text:p text:style-name="P3"><text:span text:style-name="Source_20_Text"><text:span text:style-name="T8"><text:s text:c="4"/></text:span></text:span></text:p>
      <text:p text:style-name="P2"><text:span text:style-name="Source_20_Text"><text:span text:style-name="T8"><text:s text:c="4"/></text:span></text:span><text:span text:style-name="Source_20_Text"><text:span text:style-name="T2">vga.</text:span></text:span><text:span text:style-name="Source_20_Text"><text:span text:style-name="T3">writeStringAt</text:span></text:span><text:span text:style-name="Source_20_Text"><text:span text:style-name="T2">(</text:span></text:span><text:span text:style-name="Source_20_Text"><text:span text:style-name="T7">5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, msg, </text:span></text:span><text:span text:style-name="Source_20_Text"><text:span text:style-name="T7">15</text:span></text:span><text:span text:style-name="Source_20_Text"><text:span text:style-name="T2">, </text:span></text:span><text:span text:style-name="Source_20_Text"><text:span text:style-name="T7">0</text:span></text:span><text:span text:style-name="Source_20_Text"><text:span text:style-name="T2">);</text:span></text:span></text:p>
      <text:p text:style-name="P3"><text:span text:style-name="Source_20_Text"><text:span text:style-name="T8"><text:s text:c="4"/></text:span></text:span></text:p>
      <text:p text:style-name="P2"><text:span text:style-name="Source_20_Text"><text:span text:style-name="T8"><text:s text:c="4"/></text:span></text:span><text:span text:style-name="Source_20_Text"><text:span text:style-name="T5">// Use a hash map for kernel state</text:span></text:span></text:p>
      <text:p text:style-name="P2"><text:span text:style-name="Source_20_Text"><text:span text:style-name="T8"><text:s text:c="4"/></text:span></text:span><text:span text:style-name="Source_20_Text"><text:span text:style-name="T1">var</text:span></text:span><text:span text:style-name="Source_20_Text"><text:span text:style-name="T2"> kernel_vars </text:span></text:span><text:span text:style-name="Source_20_Text"><text:span text:style-name="T3">=</text:span></text:span><text:span text:style-name="Source_20_Text"><text:span text:style-name="T2"> std.</text:span></text:span><text:span text:style-name="Source_20_Text"><text:span text:style-name="T3">AutoHashMap</text:span></text:span><text:span text:style-name="Source_20_Text"><text:span text:style-name="T2">([]</text:span></text:span><text:span text:style-name="Source_20_Text"><text:span text:style-name="T1">const</text:span></text:span><text:span text:style-name="Source_20_Text"><text:span text:style-name="T2"> </text:span></text:span><text:span text:style-name="Source_20_Text"><text:span text:style-name="T1">u8</text:span></text:span><text:span text:style-name="Source_20_Text"><text:span text:style-name="T2">, </text:span></text:span><text:span text:style-name="Source_20_Text"><text:span text:style-name="T1">u64</text:span></text:span><text:span text:style-name="Source_20_Text"><text:span text:style-name="T2">).</text:span></text:span><text:span text:style-name="Source_20_Text"><text:span text:style-name="T3">init</text:span></text:span><text:span text:style-name="Source_20_Text"><text:span text:style-name="T2">(allocator);</text:span></text:span></text:p>
      <text:p text:style-name="P2"><text:span text:style-name="Source_20_Text"><text:span text:style-name="T8"><text:s text:c="4"/></text:span></text:span><text:span text:style-name="Source_20_Text"><text:span text:style-name="T1">defer</text:span></text:span><text:span text:style-name="Source_20_Text"><text:span text:style-name="T2"> kernel_vars.</text:span></text:span><text:span text:style-name="Source_20_Text"><text:span text:style-name="T3">deinit</text:span></text:span><text:span text:style-name="Source_20_Text"><text:span text:style-name="T2">();</text:span></text:span></text:p>
      <text:p text:style-name="P3"><text:span text:style-name="Source_20_Text"><text:span text:style-name="T8"><text:s text:c="4"/></text:span></text:span></text:p>
      <text:p text:style-name="P2"><text:span text:style-name="Source_20_Text"><text:span text:style-name="T8"><text:s text:c="4"/></text:span></text:span><text:span text:style-name="Source_20_Text"><text:span text:style-name="T2">kernel_vars.</text:span></text:span><text:span text:style-name="Source_20_Text"><text:span text:style-name="T3">put</text:span></text:span><text:span text:style-name="Source_20_Text"><text:span text:style-name="T2">(</text:span></text:span><text:span text:style-name="Source_20_Text"><text:span text:style-name="T4">"frames_free"</text:span></text:span><text:span text:style-name="Source_20_Text"><text:span text:style-name="T2">, </text:span></text:span><text:span text:style-name="Source_20_Text"><text:span text:style-name="T7">1024</text:span></text:span><text:span text:style-name="Source_20_Text"><text:span text:style-name="T2">) </text:span></text:span><text:span text:style-name="Source_20_Text"><text:span text:style-name="T1">catch</text:span></text:span><text:span text:style-name="Source_20_Text"><text:span text:style-name="T2"> {};</text:span></text:span></text:p>
      <text:p text:style-name="P2"><text:span text:style-name="Source_20_Text"><text:span text:style-name="T8"><text:s text:c="4"/></text:span></text:span><text:span text:style-name="Source_20_Text"><text:span text:style-name="T2">kernel_vars.</text:span></text:span><text:span text:style-name="Source_20_Text"><text:span text:style-name="T3">put</text:span></text:span><text:span text:style-name="Source_20_Text"><text:span text:style-name="T2">(</text:span></text:span><text:span text:style-name="Source_20_Text"><text:span text:style-name="T4">"frames_used"</text:span></text:span><text:span text:style-name="Source_20_Text"><text:span text:style-name="T2">, </text:span></text:span><text:span text:style-name="Source_20_Text"><text:span text:style-name="T7">256</text:span></text:span><text:span text:style-name="Source_20_Text"><text:span text:style-name="T2">) </text:span></text:span><text:span text:style-name="Source_20_Text"><text:span text:style-name="T1">catch</text:span></text:span><text:span text:style-name="Source_20_Text"><text:span text:style-name="T2"> {};</text:span></text:span></text:p>
      <text:p text:style-name="P3"><text:span text:style-name="Source_20_Text"><text:span text:style-name="T8"><text:s text:c="4"/></text:span></text:span></text:p>
      <text:p text:style-name="P2"><text:span text:style-name="Source_20_Text"><text:span text:style-name="T8"><text:s text:c="4"/></text:span></text:span><text:span text:style-name="Source_20_Text"><text:span text:style-name="T5">// ... rest of kernel</text:span></text:span></text:p>
      <text:p text:style-name="P5"><text:span text:style-name="Source_20_Text"><text:span text:style-name="T2">}</text:span></text:span></text:p>
      <text:h text:style-name="P6" text:outline-level="2">Quick Reference</text:h>
      <text:p text:style-name="P1">zig</text:p>
      <text:p text:style-name="P2"><text:span text:style-name="Source_20_Text"><text:span text:style-name="T1">const</text:span></text:span><text:span text:style-name="Source_20_Text"><text:span text:style-name="T2"> std </text:span></text:span><text:span text:style-name="Source_20_Text"><text:span text:style-name="T3">=</text:span></text:span><text:span text:style-name="Source_20_Text"><text:span text:style-name="T2"> </text:span></text:span><text:span text:style-name="Source_20_Text"><text:span text:style-name="T4">@import</text:span></text:span><text:span text:style-name="Source_20_Text"><text:span text:style-name="T2">(</text:span></text:span><text:span text:style-name="Source_20_Text"><text:span text:style-name="T4">"std"</text:span></text:span><text:span text:style-name="Source_20_Text"><text:span text:style-name="T2">);</text:span></text:span></text:p>
      <text:p text:style-name="P3"/>
      <text:p text:style-name="P4"><text:span text:style-name="Source_20_Text"><text:span text:style-name="T6">// Always available (no allocator needed):</text:span></text:span></text:p>
      <text:p text:style-name="P2"><text:span text:style-name="Source_20_Text"><text:span text:style-name="T2">std.math</text:span></text:span><text:span text:style-name="Source_20_Text"><text:span text:style-name="T3">.*</text:span></text:span><text:span text:style-name="Source_20_Text"><text:span text:style-name="T2"> <text:s text:c="9"/></text:span></text:span><text:span text:style-name="Source_20_Text"><text:span text:style-name="T5">// Math functions</text:span></text:span></text:p>
      <text:p text:style-name="P2"><text:span text:style-name="Source_20_Text"><text:span text:style-name="T2">std.mem</text:span></text:span><text:span text:style-name="Source_20_Text"><text:span text:style-name="T3">.*</text:span></text:span><text:span text:style-name="Source_20_Text"><text:span text:style-name="T2"> <text:s text:c="10"/></text:span></text:span><text:span text:style-name="Source_20_Text"><text:span text:style-name="T5">// Memory operations <text:s/></text:span></text:span></text:p>
      <text:p text:style-name="P2"><text:span text:style-name="Source_20_Text"><text:span text:style-name="T2">std.fmt.bufPrint <text:s text:c="3"/></text:span></text:span><text:span text:style-name="Source_20_Text"><text:span text:style-name="T5">// Format to fixed buffer</text:span></text:span></text:p>
      <text:p text:style-name="P2"><text:span text:style-name="Source_20_Text"><text:span text:style-name="T2">@memcpy, @memset <text:s text:c="3"/></text:span></text:span><text:span text:style-name="Source_20_Text"><text:span text:style-name="T5">// Memory operations</text:span></text:span></text:p>
      <text:p text:style-name="P3"/>
      <text:p text:style-name="P4"><text:span text:style-name="Source_20_Text"><text:span text:style-name="T6">// Needs allocator:</text:span></text:span></text:p>
      <text:p text:style-name="P2"><text:span text:style-name="Source_20_Text"><text:span text:style-name="T2">std.ArrayList <text:s text:c="6"/></text:span></text:span><text:span text:style-name="Source_20_Text"><text:span text:style-name="T5">// Dynamic arrays</text:span></text:span></text:p>
      <text:p text:style-name="P2"><text:span text:style-name="Source_20_Text"><text:span text:style-name="T2">std.HashMap <text:s text:c="8"/></text:span></text:span><text:span text:style-name="Source_20_Text"><text:span text:style-name="T5">// Hash tables</text:span></text:span></text:p>
      <text:p text:style-name="P2"><text:span text:style-name="Source_20_Text"><text:span text:style-name="T2">std.fmt.allocPrint <text:s/></text:span></text:span><text:span text:style-name="Source_20_Text"><text:span text:style-name="T5">// Format to allocated string</text:span></text:span></text:p>
      <text:p text:style-name="P2"><text:span text:style-name="Source_20_Text"><text:span text:style-name="T2">std.StringHashMap <text:s text:c="2"/></text:span></text:span><text:span text:style-name="Source_20_Text"><text:span text:style-name="T5">// String-keyed maps</text:span></text:span></text:p>
      <text:p text:style-name="P5"><text:soft-page-break/><text:span text:style-name="Source_20_Text"><text:span text:style-name="T2">std.BoundedArray <text:s text:c="3"/></text:span></text:span><text:span text:style-name="Source_20_Text"><text:span text:style-name="T5">// Stack-allocated dynamic array</text:span></text:span></text:p>
      <text:p text:style-name="P7">The best part? You can now replace your <text:span text:style-name="Source_20_Text">conv.toHex()</text:span> function with <text:span text:style-name="Source_20_Text">std.fmt.bufPrint</text:span> for cleaner code!</text:p>
      <text:p text:style-name="P7">Want to refactor some of your existing code to use std features?</text:p>
      <text:p text:style-name="P8"><text:a xlink:type="simple" xlink:href="https://support.anthropic.com/en/articles/8525154-claude-is-providing-incorrect-or-misleading-responses-what-s-going-on" office:target-frame-name="_blank" xlink:show="new" text:style-name="Internet_20_link" text:visited-style-name="Visited_20_Internet_20_Link">Claude is AI and can make mistakes. <text:line-break/>Please double-check responses.</text:a></text:p>
      <text:p text:style-name="P8"/>
      <text:section text:style-name="Sect1" text:name="radix-_r_4p_">
        <text:p text:style-name="P9">Sonnet 4.5</text:p>
      </text:section>
      <text:p text:style-name="Standard"/>
      <text:p text:style-name="Standard"/>
      <text:p text:style-name="P10"><text:span text:style-name="T9">const</text:span> std <text:span text:style-name="T10">=</text:span> <text:span text:style-name="T11">@import</text:span><text:span text:style-name="T12">(</text:span><text:span text:style-name="T11">"std"</text:span><text:span text:style-name="T12">);</text:span> <text:span text:style-name="T13">// Always available (no allocator needed):</text:span> std<text:span text:style-name="T12">.</text:span>math<text:span text:style-name="T10">.*</text:span> <text:span text:style-name="T13">// Math functions</text:span> std<text:span text:style-name="T12">.</text:span>mem<text:span text:style-name="T10">.*</text:span> <text:span text:style-name="T13">// Memory operations </text:span>std<text:span text:style-name="T12">.</text:span>fmt<text:span text:style-name="T12">.</text:span>bufPrint <text:span text:style-name="T13">// Format to fixed buffer</text:span> @memcpy<text:span text:style-name="T12">,</text:span> @memset <text:span text:style-name="T13">// Memory operations</text:span> <text:span text:style-name="T13">// Needs allocator:</text:span> std<text:span text:style-name="T12">.</text:span>ArrayList <text:span text:style-name="T13">// Dynamic arrays</text:span> std<text:span text:style-name="T12">.</text:span>HashMap <text:span text:style-name="T13">// Hash tables</text:span> std<text:span text:style-name="T12">.</text:span>fmt<text:span text:style-name="T12">.</text:span>allocPrint <text:span text:style-name="T13">// Format to allocated string</text:span> std<text:span text:style-name="T12">.</text:span>StringHashMap <text:span text:style-name="T13">// String-keyed maps</text:span> std<text:span text:style-name="T12">.</text:span>BoundedArray <text:span text:style-name="T13">// Stack-allocated dynamic arra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04:48:43.222111395</meta:creation-date>
    <dc:date>2026-01-04T05:28:14.685041475</dc:date>
    <meta:editing-duration>PT39M31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5" meta:paragraph-count="124" meta:word-count="574" meta:character-count="4291" meta:non-whitespace-character-count="3642"/>
  </office:meta>
</office:document-meta>
</file>